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text-properties officeooo:rsid="00024706" officeooo:paragraph-rsid="002993b5"/>
    </style:style>
    <style:style style:name="P3" style:family="paragraph" style:parent-style-name="Standard">
      <style:text-properties officeooo:rsid="00115ef6" officeooo:paragraph-rsid="002993b5"/>
    </style:style>
    <style:style style:name="P4"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5" style:family="paragraph" style:parent-style-name="Standard">
      <style:text-properties fo:font-size="15pt" fo:font-weight="bold" officeooo:rsid="004bcc1d" officeooo:paragraph-rsid="007b4fc7" style:font-size-asian="15pt" style:font-weight-asian="bold" style:font-size-complex="15pt" style:font-weight-complex="bold"/>
    </style:style>
    <style:style style:name="P6" style:family="paragraph" style:parent-style-name="Standard">
      <style:text-properties officeooo:rsid="007b4fc7" officeooo:paragraph-rsid="007b4fc7"/>
    </style:style>
    <style:style style:name="P7" style:family="paragraph" style:parent-style-name="Standard">
      <style:paragraph-properties fo:text-align="center" style:justify-single-word="false"/>
      <style:text-properties fo:font-weight="bold" officeooo:rsid="009b3144" officeooo:paragraph-rsid="009b3144" style:font-weight-asian="bold" style:font-weight-complex="bold"/>
    </style:style>
    <style:style style:name="P8" style:family="paragraph" style:parent-style-name="Standard" style:list-style-name="L7">
      <style:text-properties fo:font-weight="bold" officeooo:rsid="009d16d2" officeooo:paragraph-rsid="009d16d2" style:font-weight-asian="bold" style:font-weight-complex="bold"/>
    </style:style>
    <style:style style:name="P9" style:family="paragraph" style:parent-style-name="Standard">
      <style:text-properties fo:font-weight="bold" officeooo:rsid="009d16d2" officeooo:paragraph-rsid="009d5d0e" style:font-weight-asian="bold" style:font-weight-complex="bold"/>
    </style:style>
    <style:style style:name="P10" style:family="paragraph" style:parent-style-name="Standard">
      <style:text-properties fo:font-weight="bold" officeooo:rsid="009d5d0e" officeooo:paragraph-rsid="009d5d0e" style:font-weight-asian="bold" style:font-weight-complex="bold"/>
    </style:style>
    <style:style style:name="P11" style:family="paragraph" style:parent-style-name="Standard">
      <style:text-properties officeooo:rsid="002a2284" officeooo:paragraph-rsid="007b4fc7"/>
    </style:style>
    <style:style style:name="P12" style:family="paragraph" style:parent-style-name="Standard">
      <style:text-properties officeooo:rsid="002a2284" officeooo:paragraph-rsid="009b3144"/>
    </style:style>
    <style:style style:name="P13" style:family="paragraph" style:parent-style-name="Standard">
      <style:text-properties fo:font-size="15pt" fo:font-weight="bold" officeooo:rsid="009b3144" officeooo:paragraph-rsid="009b3144" style:font-size-asian="15pt" style:font-weight-asian="bold" style:font-size-complex="15pt" style:font-weight-complex="bold"/>
    </style:style>
    <style:style style:name="P14" style:family="paragraph" style:parent-style-name="Standard">
      <style:text-properties fo:font-size="15pt" fo:font-weight="bold" officeooo:rsid="009bb97b" officeooo:paragraph-rsid="009bb97b" style:font-size-asian="15pt" style:font-weight-asian="bold" style:font-size-complex="15pt" style:font-weight-complex="bold"/>
    </style:style>
    <style:style style:name="P15" style:family="paragraph" style:parent-style-name="Standard">
      <style:text-properties fo:font-size="15pt" fo:font-weight="bold" officeooo:rsid="009d16d2" officeooo:paragraph-rsid="009d16d2" style:font-size-asian="15pt" style:font-weight-asian="bold" style:font-size-complex="15pt" style:font-weight-complex="bold"/>
    </style:style>
    <style:style style:name="P16" style:family="paragraph" style:parent-style-name="Standard">
      <style:text-properties officeooo:rsid="009b3144" officeooo:paragraph-rsid="009b3144"/>
    </style:style>
    <style:style style:name="P17" style:family="paragraph" style:parent-style-name="Standard" style:list-style-name="L2">
      <style:text-properties officeooo:rsid="009b3144" officeooo:paragraph-rsid="009b3144"/>
    </style:style>
    <style:style style:name="P18" style:family="paragraph" style:parent-style-name="Standard">
      <style:text-properties officeooo:rsid="009b3144" officeooo:paragraph-rsid="009bb97b"/>
    </style:style>
    <style:style style:name="P19" style:family="paragraph" style:parent-style-name="Standard">
      <style:text-properties officeooo:rsid="009bb97b" officeooo:paragraph-rsid="009bb97b"/>
    </style:style>
    <style:style style:name="P20" style:family="paragraph" style:parent-style-name="Standard" style:list-style-name="L3">
      <style:text-properties officeooo:paragraph-rsid="009cd512"/>
    </style:style>
    <style:style style:name="P21" style:family="paragraph" style:parent-style-name="Standard">
      <style:text-properties officeooo:rsid="009cd512" officeooo:paragraph-rsid="009cd512"/>
    </style:style>
    <style:style style:name="P22" style:family="paragraph" style:parent-style-name="Standard" style:list-style-name="L4">
      <style:text-properties officeooo:rsid="009cd512" officeooo:paragraph-rsid="009cd512"/>
    </style:style>
    <style:style style:name="P23" style:family="paragraph" style:parent-style-name="Standard" style:list-style-name="L5">
      <style:paragraph-properties fo:text-align="start" style:justify-single-word="false"/>
      <style:text-properties officeooo:rsid="009cd512" officeooo:paragraph-rsid="009cd512"/>
    </style:style>
    <style:style style:name="P24" style:family="paragraph" style:parent-style-name="Standard" style:list-style-name="L5">
      <style:paragraph-properties fo:text-align="start" style:justify-single-word="false"/>
      <style:text-properties officeooo:rsid="009cd512" officeooo:paragraph-rsid="009d16d2"/>
    </style:style>
    <style:style style:name="P25" style:family="paragraph" style:parent-style-name="Standard" style:list-style-name="L3">
      <style:text-properties officeooo:rsid="009cd512" officeooo:paragraph-rsid="009d16d2"/>
    </style:style>
    <style:style style:name="P26" style:family="paragraph" style:parent-style-name="Standard" style:list-style-name="L5">
      <style:paragraph-properties fo:text-align="start" style:justify-single-word="false"/>
      <style:text-properties officeooo:rsid="009d16d2" officeooo:paragraph-rsid="009d16d2"/>
    </style:style>
    <style:style style:name="P27" style:family="paragraph" style:parent-style-name="Standard">
      <style:text-properties officeooo:rsid="009d16d2" officeooo:paragraph-rsid="009d16d2"/>
    </style:style>
    <style:style style:name="P28" style:family="paragraph" style:parent-style-name="Standard" style:list-style-name="L6">
      <style:text-properties officeooo:rsid="009d16d2" officeooo:paragraph-rsid="009d16d2"/>
    </style:style>
    <style:style style:name="P29" style:family="paragraph" style:parent-style-name="Standard" style:list-style-name="L3">
      <style:text-properties officeooo:rsid="009d16d2" officeooo:paragraph-rsid="009d16d2"/>
    </style:style>
    <style:style style:name="T1" style:family="text">
      <style:text-properties officeooo:rsid="002993b5"/>
    </style:style>
    <style:style style:name="T2" style:family="text">
      <style:text-properties fo:color="#000000" style:font-name="Menlo" fo:font-size="9pt"/>
    </style:style>
    <style:style style:name="T3" style:family="text">
      <style:text-properties officeooo:rsid="007b4fc7"/>
    </style:style>
    <style:style style:name="T4" style:family="text">
      <style:text-properties officeooo:rsid="009b3144"/>
    </style:style>
    <style:style style:name="T5" style:family="text">
      <style:text-properties officeooo:rsid="009bb97b"/>
    </style:style>
    <style:style style:name="T6" style:family="text">
      <style:text-properties officeooo:rsid="009d16d2"/>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9d5d0e"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7">CONSTANTS</text:p>
      <text:p text:style-name="P1"/>
      <text:p text:style-name="P3">Level: <text:span text:style-name="T3">3</text:span></text:p>
      <text:p text:style-name="P2">Version: 0.1 (under initial construction)</text:p>
      <text:p text:style-name="P2"/>
      <text:p text:style-name="P4">OVERVIEW</text:p>
      <text:p text:style-name="P6">This document explains <text:span text:style-name="T4">the concept of 'constants' in Vizop, and covers details of how constants are implemented.</text:span></text:p>
      <text:p text:style-name="P11"/>
      <text:p text:style-name="P5"/>
      <text:p text:style-name="P13">CONCEPT OF CONSTANTS</text:p>
      <text:p text:style-name="P16">Constants are numerical values fixed by the user. Other values can then be set to refer to this value. The purpose of constants is to allow the user to set 'reference values' one time, enhancing consistency across the project. For example, the probability of ignition of a light hydrocarbon leak can be defined as a constant with a value of 0.1. </text:p>
      <text:p text:style-name="P16"/>
      <text:p text:style-name="P21">Constants have the following attributes, all assigned by the user and all initially undefined:</text:p>
      <text:list xml:id="list2691516778" text:style-name="L5">
        <text:list-item>
          <text:p text:style-name="P23">A human-readable name, which must be unique across the project</text:p>
        </text:list-item>
        <text:list-item>
          <text:p text:style-name="P23">A unit kind (e.g. Frequency) indicating what kind of quantity the constant is. <text:span text:style-name="T6">Once initially set, the kind cannot be subsequently changed (as there is no reasonable reason why the user would ever wish to do so)</text:span></text:p>
        </text:list-item>
        <text:list-item>
          <text:p text:style-name="P24">A numerical value</text:p>
        </text:list-item>
        <text:list-item>
          <text:p text:style-name="P26">A unit</text:p>
        </text:list-item>
      </text:list>
      <text:p text:style-name="P16"/>
      <text:p text:style-name="P16">For the first release, constants can only be assigned a numerical value and appropriate unit (e.g. 0.1 in probability units). In later versions, we may allow constants to take:</text:p>
      <text:list xml:id="list2613148780" text:style-name="L2">
        <text:list-item>
          <text:p text:style-name="P17">a category value, e.g. 'severe' category</text:p>
        </text:list-item>
        <text:list-item>
          <text:p text:style-name="P17">a string value (or we may use a different structure of 'library texts' instead)</text:p>
        </text:list-item>
        <text:list-item>
          <text:p text:style-name="P17">a calculated value, based on other constants; e.g. 0.5 x the value of another constant.</text:p>
        </text:list-item>
      </text:list>
      <text:p text:style-name="P16"/>
      <text:p text:style-name="P16">Constants are stored with the project. In future, we may allow the user to define a 'constant library' for consistency across projects.</text:p>
      <text:p text:style-name="P16"/>
      <text:p text:style-name="P19">The user can assign this constant to any numerical value (for which the user is allowed to control the value directly; for example, the user can control initiating event frequencies in a Fault Tree, but cannot control the output value of a logic gate in a Fault Tree). The 'kind' of the numerical value then becomes 'Constant', and the value and unit are always equal to the value and unit assigned to the constant.</text:p>
      <text:p text:style-name="P19"/>
      <text:p text:style-name="P21">The user can connect a constant to a value only if:</text:p>
      <text:list xml:id="list2409799974" text:style-name="L4">
        <text:list-item>
          <text:p text:style-name="P22">the constant's value is defined, and</text:p>
        </text:list-item>
        <text:list-item>
          <text:p text:style-name="P22">the constant's unit is defined, and</text:p>
        </text:list-item>
        <text:list-item>
          <text:p text:style-name="P22">the constant's unit kind is the same as the value's (e.g. for initiating event frequencies, the unit kind must be a frequency).</text:p>
        </text:list-item>
      </text:list>
      <text:p text:style-name="P19"/>
      <text:p text:style-name="P14">CONTINGENCIES</text:p>
      <text:list xml:id="list2285940479" text:style-name="L3">
        <text:list-item>
          <text:p text:style-name="P20"><text:span text:style-name="T5">If the user deletes a constant, or the constant is unavailable (e.g. because the user edited the </text:span><text:soft-page-break/><text:span text:style-name="T5">project file and broke it), or the constant's unit kind doesn't match that of any values connected to it, any numerical value connected to that constant will still retain its 'kind' as constant, but will show an undefined value. Internally, a request for the value will return </text:span><text:span text:style-name="T2">NumProblemValue_UndefNumValue</text:span><text:span text:style-name="T5">.</text:span></text:p>
        </text:list-item>
        <text:list-item>
          <text:p text:style-name="P25">During loading of a project file, the file opening procedure should report a fatal error and fail if <text:span text:style-name="T6">any of the following situations is found. Any of these would indicate that the file was last edited by a third party.</text:span></text:p>
          <text:list>
            <text:list-item>
              <text:p text:style-name="P25">the file is found to contain more than one constant with the same name</text:p>
            </text:list-item>
            <text:list-item>
              <text:p text:style-name="P25"><text:span text:style-name="T6">a constant's name is invalid (see naming rules below)</text:span></text:p>
            </text:list-item>
            <text:list-item>
              <text:p text:style-name="P25"><text:span text:style-name="T6">a constant's unit (if defined) doesn't match its unit kind</text:span></text:p>
            </text:list-item>
            <text:list-item>
              <text:p text:style-name="P29">A constant's value is out of range as defined by its unit kind</text:p>
            </text:list-item>
          </text:list>
        </text:list-item>
      </text:list>
      <text:p text:style-name="P18"/>
      <text:p text:style-name="P12"/>
      <text:p text:style-name="P15">CREATING A CONSTANT</text:p>
      <text:p text:style-name="P27">The user can create a constant by clicking [widget to be defined] in the Value aspect of the Control Panel.</text:p>
      <text:p text:style-name="P27"/>
      <text:p text:style-name="P27">Creating a constant is a 2-step process:</text:p>
      <text:p text:style-name="P27"/>
      <text:p text:style-name="P27"><text:span text:style-name="T7">Step 1 </text:span>– create name and set unit kind. This is handled in the NewConstantStep1 aspect of the Control Panel.</text:p>
      <text:list xml:id="list1169176331" text:style-name="L6">
        <text:list-item>
          <text:p text:style-name="P28">Create the constant name. The name must be different (case-insensitively) from any existing constant in the project. Naming rules are:</text:p>
          <text:list>
            <text:list-item>
              <text:p text:style-name="P28">Any leading and trailing whitespace is ignored</text:p>
            </text:list-item>
            <text:list-item>
              <text:p text:style-name="P28">All characters including unicode are allowed</text:p>
            </text:list-item>
            <text:list-item>
              <text:p text:style-name="P28">Length cannot be zero</text:p>
            </text:list-item>
            <text:list-item>
              <text:p text:style-name="P28">Arbitrary length upper limit set at 255 chars (see ConstantMaxNameLength in module info), just for convenience of display in reports</text:p>
            </text:list-item>
          </text:list>
        </text:list-item>
        <text:list-item>
          <text:p text:style-name="P28">Set the unit kind</text:p>
        </text:list-item>
      </text:list>
      <text:p text:style-name="P27">When a valid name and unit kind have been defined, NewConstantStep1 aspect is deleted and control passes to NewConstantStep2 aspect.</text:p>
      <text:p text:style-name="P27"/>
      <text:p text:style-name="P9">Step 2<text:span text:style-name="T8"> – Set other parameters. </text:span><text:span text:style-name="T9">This is handled in the </text:span><text:span text:style-name="T8">NewConstantStep</text:span><text:span text:style-name="T9">2</text:span><text:span text:style-name="T8"> aspect of the Control Panel. Fields are provided for the user to set:</text:span></text:p>
      <text:list xml:id="list2692973195" text:style-name="L7">
        <text:list-item>
          <text:p text:style-name="P8"><text:span text:style-name="T8">The constant name – it can still be edited at this stage, but any edit that leads to an invalid or non-unique name is rejected and the name reverts to the previous name</text:span></text:p>
        </text:list-item>
        <text:list-item>
          <text:p text:style-name="P8"><text:span text:style-name="T8">Value. Upper and lower limits may be set internally according to the unit kind; values outside these limits are rejected and any previous value is restored</text:span></text:p>
        </text:list-item>
        <text:list-item>
          <text:p text:style-name="P8"><text:span text:style-name="T8">Unit – only units with the appropriate unit kind are offered</text:span></text:p>
        </text:list-item>
      </text:list>
      <text:p text:style-name="P10"><text:span text:style-name="T8">The constant can still be used even if its value and unit haven't been defined.</text:span></text:p>
      <text:p text:style-name="P10"><text:span text:style-name="T8"/></text:p>
      <text:p text:style-name="P10"><text:span text:style-name="T8"/></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8-24T21:57:35.908610878</dc:date>
    <meta:editing-duration>P2DT18H38M6S</meta:editing-duration>
    <meta:editing-cycles>105</meta:editing-cycles>
    <meta:generator>LibreOffice/5.4.2.2$MacOSX_X86_64 LibreOffice_project/22b09f6418e8c2d508a9eaf86b2399209b0990f4</meta:generator>
    <meta:document-statistic meta:table-count="0" meta:image-count="0" meta:object-count="0" meta:page-count="2" meta:paragraph-count="46" meta:word-count="777" meta:character-count="4439" meta:non-whitespace-character-count="3728"/>
  </office:meta>
</office:document-meta>
</file>